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Karla SemiBold1" svg:font-family="'Karla SemiBold'" style:font-pitch="variable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8778in" style:rel-width="100%" table:align="left"/>
    </style:style>
    <style:style style:name="Table4.A" style:family="table-column">
      <style:table-column-properties style:column-width="2.9618in" style:rel-column-width="3779*"/>
    </style:style>
    <style:style style:name="Table4.B" style:family="table-column">
      <style:table-column-properties style:column-width="9.916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8778in" style:rel-width="100%" table:align="left"/>
    </style:style>
    <style:style style:name="Table5.A" style:family="table-column">
      <style:table-column-properties style:column-width="1.875in" style:rel-column-width="4053*"/>
    </style:style>
    <style:style style:name="Table5.B" style:family="table-column">
      <style:table-column-properties style:column-width="11.0028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bf8da2" officeooo:paragraph-rsid="00bf8da2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4" style:family="paragraph" style:parent-style-name="Text_20_body">
      <style:text-properties officeooo:paragraph-rsid="00b50d5f"/>
    </style:style>
    <style:style style:name="P65" style:family="paragraph" style:parent-style-name="Text_20_body">
      <style:text-properties officeooo:rsid="00ced71a" officeooo:paragraph-rsid="00ced71a"/>
    </style:style>
    <style:style style:name="P66" style:family="paragraph" style:parent-style-name="Heading_20_1">
      <style:text-properties officeooo:rsid="0032860c" officeooo:paragraph-rsid="0032860c"/>
    </style:style>
    <style:style style:name="P67" style:family="paragraph" style:parent-style-name="Table_20_Contents" style:list-style-name="L3">
      <style:paragraph-properties fo:text-align="start" style:justify-single-word="false"/>
    </style:style>
    <style:style style:name="P68" style:family="paragraph" style:parent-style-name="Text_20_body" style:list-style-name="L1">
      <style:text-properties officeooo:paragraph-rsid="00c3abcf"/>
    </style:style>
    <style:style style:name="P69" style:family="paragraph" style:parent-style-name="Text_20_body" style:list-style-name="L1">
      <style:text-properties officeooo:rsid="00c2da6c" officeooo:paragraph-rsid="00c2da6c"/>
    </style:style>
    <style:style style:name="P70" style:family="paragraph" style:parent-style-name="Text_20_body" style:list-style-name="L1">
      <style:text-properties officeooo:rsid="00c33023" officeooo:paragraph-rsid="00c33023"/>
    </style:style>
    <style:style style:name="P71" style:family="paragraph" style:parent-style-name="Text_20_body" style:list-style-name="L1">
      <style:text-properties officeooo:rsid="00c55ac1" officeooo:paragraph-rsid="00c55ac1"/>
    </style:style>
    <style:style style:name="P72" style:family="paragraph" style:parent-style-name="Text_20_body" style:list-style-name="L2">
      <style:text-properties officeooo:rsid="00a8cf11" officeooo:paragraph-rsid="00ca2ebb"/>
    </style:style>
    <style:style style:name="P73" style:family="paragraph" style:parent-style-name="Text_20_body" style:list-style-name="L2">
      <style:text-properties officeooo:rsid="00a8cf11" officeooo:paragraph-rsid="00adc9ec"/>
    </style:style>
    <style:style style:name="P74" style:family="paragraph" style:parent-style-name="Text_20_body" style:list-style-name="L2">
      <style:text-properties officeooo:rsid="00c83495" officeooo:paragraph-rsid="00c83495"/>
    </style:style>
    <style:style style:name="P75" style:family="paragraph" style:parent-style-name="Text_20_body" style:list-style-name="L4"/>
    <style:style style:name="P76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style:style style:name="T71" style:family="text">
      <style:text-properties officeooo:rsid="00ca2ebb"/>
    </style:style>
    <style:style style:name="T72" style:family="text">
      <style:text-properties officeooo:rsid="00c3abcf"/>
    </style:style>
    <style:style style:name="T73" style:family="text">
      <style:text-properties officeooo:rsid="00cafa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zure Translator 3.0 REST Services Documentation</text:h>
      <text:h text:style-name="Heading_20_2" text:outline-level="2">Important <text:span text:style-name="T71">Payment and Subscription </text:span>Links</text:h>
      <text:list xml:id="list1676947212" text:style-name="L1">
        <text:list-item>
          <text:p text:style-name="P68"><text:a xlink:type="simple" xlink:href="https://portal.azure.com/#home" text:style-name="Internet_20_link" text:visited-style-name="Visited_20_Internet_20_Link"><text:span text:style-name="T72">Azure Portal</text:span></text:a></text:p>
        </text:list-item>
        <text:list-item>
          <text:p text:style-name="P69"><text:a xlink:type="simple" xlink:href="https://azure.microsoft.com/en-us/offers/ms-azr-0003p/" text:style-name="Internet_20_link" text:visited-style-name="Visited_20_Internet_20_Link">Pay-as-you-go rates</text:a></text:p>
        </text:list-item>
        <text:list-item>
          <text:p text:style-name="P70"><text:a xlink:type="simple" xlink:href="https://docs.microsoft.com/en-us/azure/azure-resource-manager/management/azure-subscription-service-limits" text:style-name="Internet_20_link" text:visited-style-name="Visited_20_Internet_20_Link">Limits, Quotas and Restratins</text:a></text:p>
        </text:list-item>
        <text:list-item>
          <text:p text:style-name="P71">Howto <text:a xlink:type="simple" xlink:href="https://docs.microsoft.com/en-us/azure/cost-management-billing/manage/cancel-azure-subscription" text:style-name="Internet_20_link" text:visited-style-name="Visited_20_Internet_20_Link">Cancel subscription</text:a></text:p>
        </text:list-item>
      </text:list>
      <text:h text:style-name="Heading_20_2" text:outline-level="2"><text:span text:style-name="T73">D</text:span>ocumentation <text:span text:style-name="T73">Links</text:span>:</text:h>
      <text:list xml:id="list184521878" text:style-name="L2">
        <text:list-item>
          <text:p text:style-name="P72"><text:span text:style-name="T71">Translator Documentation </text:span><text:a xlink:type="simple" xlink:href="https://docs.microsoft.com/en-us/azure/cognitive-services/translator/" text:style-name="Internet_20_link" text:visited-style-name="Visited_20_Internet_20_Link"><text:span text:style-name="T71">home page</text:span></text:a><text:span text:style-name="T62"> </text:span><text:span text:style-name="T71">(</text:span><text:span text:style-name="T64">which is excellent</text:span><text:span text:style-name="T71">)</text:span></text:p>
        </text:list-item>
        <text:list-item>
          <text:p text:style-name="P74"><text:a xlink:type="simple" xlink:href="https://docs.microsoft.com/en-us/azure/cognitive-services/translator/quickstart-translator?tabs=csharp" text:style-name="Internet_20_link" text:visited-style-name="Visited_20_Internet_20_Link">Quick Start Guide</text:a></text:p>
        </text:list-item>
        <text:list-item>
          <text:p text:style-name="P73"><text:span text:style-name="T71">Documentation 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</text:list>
      <text:h text:style-name="Heading_20_2" text:outline-level="2">Translator Summary</text:h>
      <text:h text:style-name="Heading_20_3" text:outline-level="3">List of Supported Languages</text:h>
      <text:p text:style-name="P65">Do this query:</text:p>
      <text:p text:style-name="Preformatted_20_Text">https://api.cognitive.microsofttranslator.com//Languages?api-version=3.0</text:p>
      <text:h text:style-name="Heading_20_3" text:outline-level="3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338473702576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338474015936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3" text:outline-level="3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338473721088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338473365840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338474092304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338474093184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338474094160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338474095360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338474068880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338474034160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338474122480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338474123296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338474124160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338474128864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4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Heading_20_3" text:outline-level="3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4" text:outline-level="4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Endpoint is in blue and route is in read.</text:p>
      <text:h text:style-name="Heading_20_4" text:outline-level="4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338474000192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338474176288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1305923154" text:style-name="L3">
              <text:list-item>
                <text:p text:style-name="P67">ef6e5b44c68d438c8d79cae2f8c020ba</text:p>
                <text:p text:style-name="P67"/>
              </text:list-item>
              <text:list-item>
                <text:p text:style-name="P67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338474176768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338474144464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338474193024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338474193296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3">Comments: </text:p>
      <text:p text:style-name="P63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3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4" text:outline-level="4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338474207776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338474069152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Heading_20_4" text:outline-level="4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196682741" text:style-name="L4">
        <text:list-item>
          <text:p text:style-name="P76">The array can have at most <text:span text:style-name="T41">25 elements</text:span>. </text:p>
          <text:p text:style-name="P76"/>
        </text:list-item>
        <text:list-item>
          <text:p text:style-name="P75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4" text:outline-level="4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338474198176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338474146272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338474231856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338474259040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338474265040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338474308272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338474308768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338474309376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338474309984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338474310592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338474311200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338474311808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338474312688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338474313296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338474313904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Heading_20_4" text:outline-level="4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{"translations": [</text:p>
      <text:p text:style-name="P58"><text:tab/>{</text:p>
      <text:p text:style-name="P58"><text:tab/>"text": "Friday",</text:p>
      <text:p text:style-name="P58"><text:tab/>"to": "en",</text:p>
      <text:p text:style-name="P58"><text:tab/>"sentLen": {</text:p>
      <text:p text:style-name="P58"><text:tab/><text:tab/>"srcSentLen": [</text:p>
      <text:p text:style-name="P58"><text:tab/><text:tab/><text:tab/><text:tab/>7</text:p>
      <text:p text:style-name="P58"><text:tab/><text:tab/><text:tab/><text:tab/>],</text:p>
      <text:p text:style-name="P58"><text:tab/><text:tab/>"transSentLen": [</text:p>
      <text:p text:style-name="P58"><text:tab/><text:tab/><text:tab/><text:tab/>6</text:p>
      <text:p text:style-name="P58"><text:tab/><text:tab/><text:tab/><text:tab/>]</text:p>
      <text:p text:style-name="P58"><text:tab/><text:tab/>}</text:p>
      <text:p text:style-name="P58"><text:tab/>}</text:p>
      <text:p text:style-name="P58"><text:s text:c="4"/>]</text:p>
      <text:p text:style-name="P58"><text:s text:c="2"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Karla SemiBold1" svg:font-family="'Karla SemiBold'" style:font-pitch="variable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Karla SemiBold1" fo:font-family="'Karla SemiBold'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18T14:37:44.541264802</dc:date>
    <meta:editing-duration>PT6H2M19S</meta:editing-duration>
    <meta:editing-cycles>161</meta:editing-cycles>
    <meta:generator>LibreOffice/7.2.6.2$Linux_X86_64 LibreOffice_project/20$Build-2</meta:generator>
    <meta:document-statistic meta:table-count="8" meta:image-count="0" meta:object-count="0" meta:page-count="1" meta:paragraph-count="196" meta:word-count="1204" meta:character-count="8803" meta:non-whitespace-character-count="7665"/>
  </office:meta>
</office:document-meta>
</file>